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5831ee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d214a"/>
    </style:style>
    <style:style style:name="P4" style:family="paragraph" style:parent-style-name="Standard">
      <style:text-properties style:font-name="DejaVu Sans Mono1" fo:font-size="10pt" fo:font-weight="bold" officeooo:rsid="004bde7c" officeooo:paragraph-rsid="004bde7c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4bde7c" officeooo:paragraph-rsid="0059c12c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4156af" officeooo:paragraph-rsid="005085bb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1744a1" officeooo:paragraph-rsid="0050e02b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 Mono1" fo:font-size="10pt" fo:font-weight="bold" officeooo:rsid="00528a22" officeooo:paragraph-rsid="00528a22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10" style:family="paragraph" style:parent-style-name="Standard">
      <style:paragraph-properties fo:text-align="justify" style:justify-single-word="false"/>
      <style:text-properties style:font-name="Linux Libertine O" officeooo:rsid="0050e02b" officeooo:paragraph-rsid="0050e02b"/>
    </style:style>
    <style:style style:name="P11" style:family="paragraph" style:parent-style-name="Standard">
      <style:paragraph-properties fo:text-align="justify" style:justify-single-word="false"/>
      <style:text-properties style:font-name="Linux Libertine O" officeooo:rsid="0050e02b" officeooo:paragraph-rsid="005556e4"/>
    </style:style>
    <style:style style:name="P12" style:family="paragraph" style:parent-style-name="Standard">
      <style:paragraph-properties fo:text-align="justify" style:justify-single-word="false"/>
      <style:text-properties style:font-name="Linux Libertine O" officeooo:rsid="005556e4" officeooo:paragraph-rsid="005556e4"/>
    </style:style>
    <style:style style:name="P13" style:family="paragraph" style:parent-style-name="Standard">
      <style:paragraph-properties fo:text-align="justify" style:justify-single-word="false"/>
      <style:text-properties style:font-name="Linux Libertine O" officeooo:rsid="0056a85d" officeooo:paragraph-rsid="0056a85d"/>
    </style:style>
    <style:style style:name="P14" style:family="paragraph" style:parent-style-name="Standard">
      <style:paragraph-properties fo:text-align="justify" style:justify-single-word="false"/>
      <style:text-properties style:font-name="Linux Libertine O" officeooo:rsid="005831ee" officeooo:paragraph-rsid="005831ee"/>
    </style:style>
    <style:style style:name="P15" style:family="paragraph" style:parent-style-name="Standard">
      <style:text-properties officeooo:rsid="004bde7c" officeooo:paragraph-rsid="004bde7c"/>
    </style:style>
    <style:style style:name="P16" style:family="paragraph" style:parent-style-name="Standard">
      <style:paragraph-properties fo:text-align="justify" style:justify-single-word="false"/>
      <style:text-properties officeooo:rsid="004bde7c" officeooo:paragraph-rsid="005831ee"/>
    </style:style>
    <style:style style:name="P17" style:family="paragraph" style:parent-style-name="Standard">
      <style:text-properties officeooo:rsid="004bde7c" officeooo:paragraph-rsid="0059c12c"/>
    </style:style>
    <style:style style:name="P18" style:family="paragraph" style:parent-style-name="Standard">
      <style:paragraph-properties fo:text-align="justify" style:justify-single-word="false"/>
      <style:text-properties officeooo:paragraph-rsid="0050e02b"/>
    </style:style>
    <style:style style:name="P19" style:family="paragraph" style:parent-style-name="Standard">
      <style:paragraph-properties fo:text-align="justify" style:justify-single-word="false"/>
      <style:text-properties officeooo:paragraph-rsid="005556e4"/>
    </style:style>
    <style:style style:name="P20" style:family="paragraph" style:parent-style-name="Standard">
      <style:text-properties officeooo:rsid="0050e02b" officeooo:paragraph-rsid="0050e02b"/>
    </style:style>
    <style:style style:name="P21" style:family="paragraph" style:parent-style-name="Standard">
      <style:text-properties officeooo:paragraph-rsid="004bde7c"/>
    </style:style>
    <style:style style:name="P22" style:family="paragraph" style:parent-style-name="Standard">
      <style:text-properties officeooo:rsid="00528a22" officeooo:paragraph-rsid="00528a22"/>
    </style:style>
    <style:style style:name="P23" style:family="paragraph" style:parent-style-name="Standard">
      <style:paragraph-properties fo:text-align="justify" style:justify-single-word="false"/>
      <style:text-properties officeooo:rsid="0056a85d" officeooo:paragraph-rsid="0056a85d"/>
    </style:style>
    <style:style style:name="P24" style:family="paragraph" style:parent-style-name="Standard">
      <style:paragraph-properties fo:text-align="justify" style:justify-single-word="false"/>
      <style:text-properties officeooo:rsid="0059c12c" officeooo:paragraph-rsid="0059c12c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50e02b" officeooo:paragraph-rsid="0050e02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4bde7c" officeooo:paragraph-rsid="0050e02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DejaVu Sans Mono1" fo:font-size="10pt" fo:language="es" fo:country="ES" fo:font-weight="bold" officeooo:rsid="0056a85d" officeooo:paragraph-rsid="0056a85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8" style:family="paragraph" style:parent-style-name="Heading_20_2">
      <style:text-properties officeooo:paragraph-rsid="005556e4"/>
    </style:style>
    <style:style style:name="P29" style:family="paragraph" style:parent-style-name="Negritos">
      <style:text-properties officeooo:paragraph-rsid="00528a22"/>
    </style:style>
    <style:style style:name="P30" style:family="paragraph" style:parent-style-name="Negritos">
      <style:text-properties officeooo:rsid="005831ee" officeooo:paragraph-rsid="005831ee"/>
    </style:style>
    <style:style style:name="P31" style:family="paragraph" style:parent-style-name="Heading_20_2">
      <style:paragraph-properties fo:break-before="page"/>
      <style:text-properties officeooo:rsid="005556e4" officeooo:paragraph-rsid="005556e4"/>
    </style:style>
    <style:style style:name="P32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c272f"/>
    </style:style>
    <style:style style:name="T3" style:family="text">
      <style:text-properties officeooo:rsid="005831ee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5e9436" style:font-size-asian="9pt" style:font-weight-asian="bold" style:font-name-complex="Arial1" style:font-size-complex="9pt" style:font-weight-complex="bold"/>
    </style:style>
    <style:style style:name="T9" style:family="text">
      <style:text-properties officeooo:rsid="004156af"/>
    </style:style>
    <style:style style:name="T10" style:family="text">
      <style:text-properties style:text-underline-style="none" officeooo:rsid="004156af"/>
    </style:style>
    <style:style style:name="T11" style:family="text">
      <style:text-properties officeooo:rsid="004bde7c"/>
    </style:style>
    <style:style style:name="T12" style:family="text">
      <style:text-properties style:font-name="DejaVu Sans Mono1" fo:font-size="10pt" fo:font-weight="bold" officeooo:rsid="00528a22" style:font-size-asian="10pt" style:font-weight-asian="bold" style:font-size-complex="10pt" style:font-weight-complex="bold"/>
    </style:style>
    <style:style style:name="T13" style:family="text">
      <style:text-properties style:font-name="Linux Libertine O"/>
    </style:style>
    <style:style style:name="T14" style:family="text">
      <style:text-properties style:font-name="Linux Libertine O" officeooo:rsid="001744a1"/>
    </style:style>
    <style:style style:name="T15" style:family="text">
      <style:text-properties style:font-name="Linux Libertine O" officeooo:rsid="0050e02b"/>
    </style:style>
    <style:style style:name="T16" style:family="text">
      <style:text-properties style:font-name="Linux Libertine O" officeooo:rsid="005556e4"/>
    </style:style>
    <style:style style:name="T17" style:family="text">
      <style:text-properties style:use-window-font-color="true" fo:language="es" fo:country="ES" style:font-name-asian="Times New Roman" style:font-name-complex="Times New Roman" style:language-complex="ar" style:country-complex="SA"/>
    </style:style>
    <style:style style:name="T18" style:family="text">
      <style:text-properties style:use-window-font-color="true" fo:language="es" fo:country="ES" officeooo:rsid="0059c12c" style:font-name-asian="Times New Roman" style:font-name-complex="Times New Roman" style:language-complex="ar" style:country-complex="SA"/>
    </style:style>
    <style:style style:name="T19" style:family="text">
      <style:text-properties officeooo:rsid="005085bb"/>
    </style:style>
    <style:style style:name="T20" style:family="text">
      <style:text-properties officeooo:rsid="0050e02b"/>
    </style:style>
    <style:style style:name="T21" style:family="text">
      <style:text-properties officeooo:rsid="00528a22"/>
    </style:style>
    <style:style style:name="T22" style:family="text">
      <style:text-properties officeooo:rsid="00537efa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padding="0.152cm" fo:border="0.06pt solid #000000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span text:style-name="T19">Creando y Provisionando</text:span> <text:span text:style-name="T19">C</text:span><text:span text:style-name="T10">ontainers</text:span><text:span text:style-name="T9"> Docker</text:span></text:h>
      <text:p text:style-name="Heading_20_2">Preparar el entorno de trabajo</text:p>
      <text:p text:style-name="P9"><text:span text:style-name="T19">V</text:span>erificar que <text:span text:style-name="T19">docker está funcionando</text:span>:</text:p>
      <text:p text:style-name="P6"><text:span text:style-name="T11">docker run hello-world</text:span> </text:p>
      <text:p text:style-name="Heading_20_2">C<text:span text:style-name="T20">reando una imagen Docker con Puppet</text:span></text:p>
      <text:p text:style-name="P18"><text:span text:style-name="T15">Construiremos una imagen</text:span><text:span text:style-name="T14"> Docker </text:span><text:span text:style-name="T15">basada en la utilizada en los prácticos anteriores (ubuntu 14.04) y le agregaremos la herramienta de provisionamiento Puppet.</text:span></text:p>
      <text:p text:style-name="P10"/>
      <text:p text:style-name="P10">Creamos un directorio y dentro de él un archivo llamado Dockerfile con el siguiente contenido:</text:p>
      <text:p text:style-name="P10"/>
      <text:p text:style-name="P7"><draw:frame draw:style-name="fr1" draw:name="Frame1" text:anchor-type="paragraph" svg:width="13.651cm" draw:z-index="0"><draw:text-box fo:min-height="4.05cm"><text:p text:style-name="P25">FROM ubuntu:14.04</text:p><text:p text:style-name="P25">MAINTAINER Gabriel Arellano "gabrielarellano@gmail.com"</text:p><text:p text:style-name="P25"/><text:p text:style-name="P25">RUN apt-get -y update</text:p><text:p text:style-name="P25">RUN apt-get -y install ruby</text:p><text:p text:style-name="P25">RUN echo "gem: --no-ri --no-rdoc" &gt; ~/.gemrc</text:p><text:p text:style-name="P25">RUN gem install puppet librarian-puppet</text:p><text:p text:style-name="P26"/></draw:text-box></draw:frame></text:p>
      <text:p text:style-name="P20">Con la documentación de Docker explique que hace el ese archivo.</text:p>
      <text:p text:style-name="P20"/>
      <text:p text:style-name="P20">Ahora ejecutamos dentro del directorio el comando:</text:p>
      <text:p text:style-name="P8">docker build -t="arellanog/puppetbase" .</text:p>
      <text:p text:style-name="P20"><text:s/></text:p>
      <text:p text:style-name="P22">Qué <text:s/>hace el comando anterior?</text:p>
      <text:p text:style-name="P21"/>
      <text:p text:style-name="P15">Listamos las imágenes y debería aparecer la que recién creamos</text:p>
      <text:p text:style-name="P4">docker <text:span text:style-name="T17">images</text:span></text:p>
      <text:p text:style-name="P15"/>
      <text:p text:style-name="P15">Ejecut<text:span text:style-name="T21">emos</text:span> un shell dentro de un container <text:span text:style-name="T21">que usa la imagen</text:span></text:p>
      <text:p text:style-name="P29">docker run -it <text:span text:style-name="T12">arellanog/puppetbase</text:span> bash</text:p>
      <text:p text:style-name="P15"/>
      <text:p text:style-name="P15">Para salir de la consola Presionar CTRL+p y luego CTRL+q</text:p>
      <text:p text:style-name="P15"/>
      <text:p text:style-name="P15">Para ver <text:span text:style-name="T22">el</text:span> container en ejecución</text:p>
      <text:p text:style-name="Negritos">docker ps</text:p>
      <text:p text:style-name="P15"/>
      <text:p text:style-name="P28"/>
      <text:p text:style-name="P31">Provisionado una imagen Docker usando Puppet</text:p>
      <text:p text:style-name="P19"><text:span text:style-name="T15">Construiremos una imagen</text:span><text:span text:style-name="T14"> Docker </text:span><text:span text:style-name="T15">basada en la </text:span><text:span text:style-name="T16">anterior que mediante puppet instalará nginx</text:span><text:span text:style-name="T15">.</text:span></text:p>
      <text:p text:style-name="P11"/>
      <text:p text:style-name="P12">Creamos una carpeta y dentro el siguiente Dockerfile:</text:p>
      <text:p text:style-name="P12"/>
      <text:p text:style-name="P11"><draw:frame draw:style-name="fr1" draw:name="Frame2" text:anchor-type="paragraph" svg:width="14.355cm" draw:z-index="1"><draw:text-box fo:min-height="5.502cm"><text:p text:style-name="P27">FROM arellanog/puppetbase</text:p><text:p text:style-name="P27">MAINTAINER Gabriel Arellano "gabrielarellano@gmail.com"</text:p><text:p text:style-name="P27"/><text:p text:style-name="P27">RUN apt-get -y -q install wget git-core</text:p><text:p text:style-name="P27">ADD Puppetfile /</text:p><text:p text:style-name="P27">RUN librarian-puppet install</text:p><text:p text:style-name="P27">RUN puppet apply --modulepath=/modules -e "class { 'nginx': }"</text:p><text:p text:style-name="P27">RUN echo "daemon off;" &gt;&gt; /etc/nginx/nginx.conf</text:p><text:p text:style-name="P27">EXPOSE 80</text:p><text:p text:style-name="P27">CMD ["nginx"]</text:p></draw:text-box></draw:frame></text:p>
      <text:p text:style-name="P23"><text:span text:style-name="T15">C</text:span><text:span text:style-name="T13">reamos un manifiesto para Puppet llamado Puppetfile con el siguiente contenido:</text:span></text:p>
      <text:p text:style-name="P13"><draw:frame draw:style-name="fr1" draw:name="Frame3" text:anchor-type="paragraph" svg:width="14.355cm" draw:z-index="2"><draw:text-box fo:min-height="1.752cm"><text:p text:style-name="P27">mod "nginx",</text:p><text:p text:style-name="P27"><text:s text:c="7"/>:git =&gt; "https://github.com/jfryman/puppet-nginx"</text:p></draw:text-box></draw:frame></text:p>
      <text:p text:style-name="P14">Creamos la imagen con:</text:p>
      <text:p text:style-name="P30">docker build -t="arellanog/nginx" .</text:p>
      <text:p text:style-name="P16"/>
      <text:p text:style-name="P17">Listamos las imágenes y debería aparecer la que recién creamos</text:p>
      <text:p text:style-name="P5">docker <text:span text:style-name="T17">images</text:span></text:p>
      <text:p text:style-name="P16"/>
      <text:p text:style-name="P24">Ejecutamos un container basado en la imagen recién creada</text:p>
      <text:p text:style-name="P5"><text:span text:style-name="T18">docker run -P -d arellanog/nginx</text:span><text:span text:style-name="T17"> </text:span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5831ee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5d214a"/>
    </style:style>
    <style:style style:name="MT1" style:family="text">
      <style:text-properties officeooo:rsid="00167c96"/>
    </style:style>
    <style:style style:name="MT2" style:family="text">
      <style:text-properties officeooo:rsid="005c272f"/>
    </style:style>
    <style:style style:name="MT3" style:family="text">
      <style:text-properties officeooo:rsid="005831ee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5e9436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9</text:span> - <text:span text:style-name="MT3">Creando y Provisionando Containers Docker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8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Creando y Provisionando Containers Docker</dc:title>
    <dc:subject>Containers Docker Puppet</dc:subject>
    <meta:initial-creator>Gabriel </meta:initial-creator>
    <meta:creation-date>2015-03-25T17:24:42.108309479</meta:creation-date>
    <dc:language>en-US</dc:language>
    <meta:editing-cycles>47</meta:editing-cycles>
    <meta:editing-duration>P1DT2H42M1S</meta:editing-duration>
    <dc:date>2018-05-09T17:55:31.904104551</dc:date>
    <meta:keyword>consolidacion tics containers docker puppet</meta:keyword>
    <meta:document-statistic meta:table-count="0" meta:image-count="0" meta:object-count="0" meta:page-count="2" meta:paragraph-count="49" meta:word-count="304" meta:character-count="2088" meta:non-whitespace-character-count="1824"/>
    <meta:user-defined meta:name="Info 1"/>
    <meta:user-defined meta:name="Info 2"/>
    <meta:user-defined meta:name="Info 3"/>
    <meta:user-defined meta:name="Info 4"/>
  </office:meta>
</office:document-meta>
</file>